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2.A3" style:family="table-cell">
      <style:table-cell-properties fo:border-top="none" fo:border-left="0.05pt solid #000000" fo:border-right="none" fo:padding="0.097cm" fo:border-bottom="0.05pt solid #000000"/>
    </style:style>
    <style:style style:name="Table2.B3" style:family="table-cell">
      <style:table-cell-properties fo:border-top="none" fo:border-left="0.05pt solid #000000" fo:border-right="none" fo:padding="0.097cm" fo:border-bottom="0.05pt solid #000000"/>
    </style:style>
    <style:style style:name="Table2.C3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fo:margin-top="0.049cm" table:align="margins" fo:margin-bottom="0.049cm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-top="0.05pt solid #000000" fo:border-left="0.05pt solid #000000" fo:border-right="0.05pt solid #000000" fo:padding="0.097cm" fo:border-bottom="none"/>
    </style:style>
    <style:style style:name="Table3.2" style:family="table-row">
      <style:table-row-properties style:min-row-height="0.624cm"/>
    </style:style>
    <style:style style:name="Table3.A2" style:family="table-cell">
      <style:table-cell-properties fo:border-top="none" fo:border-left="0.05pt solid #000000" fo:border-right="0.05pt solid #000000" fo:padding="0.097cm" fo:border-bottom="none"/>
    </style:style>
    <style:style style:name="Table4" style:family="table">
      <style:table-properties fo:margin-top="0.049cm" table:align="margins" fo:margin-bottom="0.049cm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-top="none" fo:border-left="0.05pt solid #000000" fo:border-right="0.05pt solid #000000" fo:padding="0.097cm" fo:border-bottom="none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fo:margin-top="0.049cm" table:align="margins" fo:margin-bottom="0.049cm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a12229" style:font-size-asian="9pt" style:font-name="vardana" style:font-size-complex="9pt" officeooo:rsid="00a12229" fo:font-size="9pt"/>
    </style:style>
    <style:style style:name="P7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8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9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1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2" style:parent-style-name="Header" style:family="paragraph">
      <style:paragraph-properties fo:text-align="start" style:justify-single-word="false"/>
    </style:style>
    <style:style style:name="P13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4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5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8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9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96602b" style:font-size-asian="12pt" style:font-name="Arial" fo:font-size="12pt" style:font-size-complex="12pt"/>
    </style:style>
    <style:style style:name="P22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3" style:parent-style-name="Standard" style:family="paragraph">
      <style:text-properties officeooo:paragraph-rsid="009fae75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6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8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3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style:font-size-asian="9pt" style:font-name="Verdana" style:font-size-complex="9pt" officeooo:rsid="0096602b" style:font-name-asian="Times New Roman1" fo:font-size="9pt" style:font-weight-asian="bold" style:font-weight-complex="bold" fo:color="#17365d" style:font-name-complex="Times New Roman1"/>
    </style:style>
    <style:style style:name="T14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5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6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7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8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9" style:family="text">
      <style:text-properties officeooo:rsid="002fbab9"/>
    </style:style>
    <style:style style:name="T20" style:family="text">
      <style:text-properties officeooo:rsid="0037a5a6"/>
    </style:style>
    <style:style style:name="T21" style:family="text">
      <style:text-properties officeooo:rsid="0040ce69"/>
    </style:style>
    <style:style style:name="T22" style:family="text">
      <style:text-properties officeooo:rsid="00496279"/>
    </style:style>
    <style:style style:name="T23" style:family="text">
      <style:text-properties officeooo:rsid="005a73d7"/>
    </style:style>
    <style:style style:name="T24" style:family="text">
      <style:text-properties officeooo:rsid="008550cb"/>
    </style:style>
    <style:style style:name="T25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7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8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4">ANTECEDENTES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4"><text:span text:style-name="T18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5"><text:span text:style-name="T18">Proyecto-Código</text:span><text:span text:style-name="T3">: <text:s/></text:span><text:span text:style-name="T5">Línea base Cordillera</text:span><text:span text:style-name="T5"> </text:span>: <text:span text:style-name="T5">DIC034-C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5"><text:span text:style-name="T18">Solicitado por</text:span><text:span text:style-name="T3">: </text:span><text:span text:style-name="T4">Marta Martin</text:span></text:p>
          </table:table-cell>
          <table:table-cell office:value-type="string" table:style-name="Table1.A1">
            <text:p text:style-name="P25"><text:span text:style-name="T18">Fecha de Solicitud</text:span><text:span text:style-name="T3">: </text:span><text:span text:style-name="T4">09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6"><text:span text:style-name="T18">Fecha de entrega material</text:span><text:span text:style-name="T3">: </text:span><text:span text:style-name="T4"/></text:p>
          </table:table-cell>
          <table:covered-table-cell/>
        </table:table-row>
      </table:table>
      <text:p text:style-name="P18"/>
      <text:p text:style-name="P18"/>
      <text:section text:style-name="Sect1" text:name="Section Matriz 1">
        <text:p text:style-name="P21"><text:span text:style-name="T8"/><text:change-end text:change-id="ct184705008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Agua Salar Dulce</text:span></text:p>
        <text:p text:style-name="P19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7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8">Parámetros a contratar</text:p>
            </table:table-cell>
            <table:table-cell office:value-type="string" table:style-name="Table2.C1">
              <text:p text:style-name="P29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lcalin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rsénic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ar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i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o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dm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lc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lorur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alt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re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r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Fósfo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Hier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Lit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gne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nganes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olibden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quel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rtofos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l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ota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alin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ílic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d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lidos totales suspendid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ul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emperatura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urbidez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Zinc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3">
              <text:p text:style-name="P6">XXNULLXX_0</text:p>
            </table:table-cell>
            <table:table-cell office:value-type="string" table:style-name="Table2.B3">
              <text:p text:style-name="P3"/>
            </table:table-cell>
            <table:table-cell office:value-type="string" table:style-name="Table2.C3">
              <text:p text:style-name="P4"/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8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2;JU-3;SN-1;SN-2;RE-1;RE-2;YA-1;YA-2;YA-3;CH-1;CH-2;CH-3;CH-4;CH-5;ACH-1;ACH-2;HUI-1;HUI-2;HUI-3;HUI-4;HUI-5;HUI-6;SI-1;CU-1;CU-2;CO-1;CO-2_(T5);CO-3_(T6);CO-4_(T1);VM1;VM2;VM3;VM4;VM5;J0;J1;J2;J3;J4;J5;J6;T3;T4;AL-1;AL-2;AL-3;AL-4;MP-1;MP-2;MP-3;MP-4;MP-5;MP-6;CY-1;CY-2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1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  <text:p text:style-name="P23"><office:annotation-end office:name="__Annotation__13096_1615771658"/></text:p>
      </text:section>
      <text:section text:style-name="Sect1" text:name="Section Matriz 1">
        <text:p text:style-name="P21"><text:span text:style-name="T8"/><text:change-end text:change-id="ct184705008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Sedimento Salar Dulce</text:span></text:p>
        <text:p text:style-name="P19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7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8">Parámetros a contratar</text:p>
            </table:table-cell>
            <table:table-cell office:value-type="string" table:style-name="Table2.C1">
              <text:p text:style-name="P29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39</text:p>
            </table:table-cell>
            <table:table-cell office:value-type="string" table:style-name="Table2.B2">
              <text:p text:style-name="P3">Potencial redox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3">
              <text:p text:style-name="P6">XXNULLXX_1</text:p>
            </table:table-cell>
            <table:table-cell office:value-type="string" table:style-name="Table2.B3">
              <text:p text:style-name="P3"/>
            </table:table-cell>
            <table:table-cell office:value-type="string" table:style-name="Table2.C3">
              <text:p text:style-name="P4"/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8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3;SN-1;RE-1;YA-1;YA-3;CH-2;CH-4;ACH-1;HUI-1;HUI-2;HUI-3;HUI-4;HUI-5;HUI-6;SI-1;CU-1;CO-1;CO-3_(T6);VM1;VM2;VM3;VM4;VM5;J0;J1;J2;J3;J4;J5;J6;T3;T4;AL-1;AL-4;MP-1;MP-3;MP-6;CY-1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1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23"><office:annotation-end office:name="__Annotation__13096_1615771658"/></text:p>
      </text:section>
      <text:p text:style-name="P20"/>
      <text:section text:style-name="Sect1" text:name="Section Equipos">
        <text:p text:style-name="P33">MATERIALES O EQUIPOS REQUERIDOS </text:p>
        <text:p text:style-name="P17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30">Cantidad</text:p>
            </table:table-cell>
            <table:table-cell office:value-type="string" table:style-name="Table5.B1">
              <text:p text:style-name="P30">Equipos o instrumentos de muestreo</text:p>
            </table:table-cell>
          </table:table-row>
          <table:table-row>
            <table:table-cell office:value-type="string" table:style-name="Table5.A2">
              <text:p text:style-name="P8">1</text:p>
            </table:table-cell>
            <table:table-cell office:value-type="string" table:style-name="Table5.B2">
              <text:p text:style-name="P8">Electrodo de potencial redox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8">1</text:p>
            </table:table-cell>
            <table:table-cell office:value-type="string" table:style-name="Table5.B2">
              <text:p text:style-name="P8">Core PVC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8">1</text:p>
            </table:table-cell>
            <table:table-cell office:value-type="string" table:style-name="Table5.B2">
              <text:p text:style-name="P8">Pala de tefló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8">1</text:p>
            </table:table-cell>
            <table:table-cell office:value-type="string" table:style-name="Table5.B2">
              <text:p text:style-name="P8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8">1</text:p>
            </table:table-cell>
            <table:table-cell office:value-type="string" table:style-name="Table5.B2">
              <text:p text:style-name="P8">Turbidímetro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8">1</text:p>
            </table:table-cell>
            <table:table-cell office:value-type="string" table:style-name="Table5.B2">
              <text:p text:style-name="P8">Bomba de filtrado<office:annotation-end office:name="__Annotation__8587_1615771658"/></text:p>
            </table:table-cell>
          </table:table-row>
        </table:table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2">Observaciones: <text:s/></text:p>
            </table:table-cell>
          </table:table-row>
          <table:table-row>
            <table:table-cell office:value-type="string" table:style-name="Table7.A2">
              <text:p text:style-name="P7"/>
            </table:table-cell>
          </table:table-row>
        </table:table>
        <text:p text:style-name="P16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H" style:family="table">
      <style:table-properties fo:margin-left="0cm" table:align="left" style:width="17.009cm"/>
    </style:style>
    <style:style style:name="TableH.A" style:family="table-column">
      <style:table-column-properties style:column-width="1.7cm"/>
    </style:style>
    <style:style style:name="TableH.B" style:family="table-column">
      <style:table-column-properties style:column-width="12.204cm"/>
    </style:style>
    <style:style style:name="TableH.C" style:family="table-column">
      <style:table-column-properties style:column-width="3.104cm"/>
    </style:style>
    <style:style style:name="TableH.1" style:family="table-row">
      <style:table-row-properties style:min-row-height="1.399cm"/>
    </style:style>
    <style:style style:name="TableH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H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H" table:style-name="TableH">
          <table:table-column table:style-name="TableH.A"/>
          <table:table-column table:style-name="TableH.B"/>
          <table:table-column table:style-name="TableH.C"/>
          <table:table-row table:style-name="TableH.1">
            <table:table-cell office:value-type="string" table:style-name="TableH.A1">
              <text:p text:style-name="MP1"><draw:frame draw:name="Image2" svg:width="1.439cm" draw:z-index="1" svg:height="1.24cm" svg:y="0cm" svg:x="0.011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H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H.C1"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3" meta:word-count="113" meta:character-count="1003" meta:non-whitespace-character-count="915"/>
  </office:meta>
</office:document-meta>
</file>